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729" style:font-name="Arial1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background-color="#ffff00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3" style:family="text">
      <style:text-properties fo:font-variant="normal" fo:text-transform="none" fo:color="#242729" style:font-name="Arial1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1.<text:span text:style-name="T1">Infinite recursion problem one-to-many in JPA</text:span></text:p>
      <text:p text:style-name="Standard"><text:span text:style-name="T1"/></text:p>
      <text:p text:style-name="P1"><text:span text:style-name="T1">Use</text:span></text:p>
      <text:p text:style-name="P2"><text:span text:style-name="Source_20_Text"><text:span text:style-name="T2">@JsonManagedReference</text:span></text:span><text:span text:style-name="T3"> annotation for the first objects instantiated</text:span></text:p>
      <text:p text:style-name="P2"><text:span text:style-name="Source_20_Text"><text:span text:style-name="T2">@JsonBackReference</text:span></text:span><text:span text:style-name="T3"> annotation for the second objects instantiated</text:span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20:45:09.61</meta:creation-date>
    <dc:date>2019-09-24T21:44:11.60</dc:date>
    <meta:editing-duration>PT59M5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4" meta:word-count="21" meta:character-count="182"/>
  </office:meta>
</office:document-meta>
</file>